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B8000001684996C852.jpg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cm" svg:height="4.5cm" svg:x="2cm" svg:y="1.5cm">
          <draw:image xlink:href="Pictures/10000000000001B8000001684996C85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00H04M30S</meta:editing-duration>
    <meta:editing-cycles>2</meta:editing-cycles>
    <meta:generator>OpenOffice.org/3.4.1$Win32 OpenOffice.org_project/341m1$Build-9593</meta:generator>
    <dc:date>2015-03-06T12:30:51.24</dc:date>
    <meta:document-statistic meta:object-count="1"/>
  </office:meta>
</office:document-meta>
</file>